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3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P6" style:family="paragraph" style:parent-style-name="Standard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text-properties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Standard">
      <style:paragraph-properties fo:break-before="column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break-before="pag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0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paragraph-properties fo:break-before="colum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“Skelly” the Skeleton Abilities</text:p>
      <text:p text:style-name="P1">Level 1-5 Cantrips:</text:p>
      <text:p text:style-name="P5">Cantrip</text:p>
      <text:p text:style-name="P6">Range: </text:p>
      <text:p text:style-name="P6">Action: </text:p>
      <text:p text:style-name="P6">Duration: </text:p>
      <text:p text:style-name="P6">Description: </text:p>
      <text:p text:style-name="P3"/>
      <text:p text:style-name="P5">Cantrip</text:p>
      <text:p text:style-name="P6">Range: </text:p>
      <text:p text:style-name="P6">Action: </text:p>
      <text:p text:style-name="P6">Duration: </text:p>
      <text:p text:style-name="P6">Description:</text:p>
      <text:p text:style-name="P6"/>
      <text:p text:style-name="P5">Cantrip</text:p>
      <text:p text:style-name="P6">Range: </text:p>
      <text:p text:style-name="P6">Action: </text:p>
      <text:p text:style-name="P6">Duration: </text:p>
      <text:p text:style-name="P6">Description: </text:p>
      <text:p text:style-name="P6"/>
      <text:p text:style-name="P5">Cantrip</text:p>
      <text:p text:style-name="P6">Range: </text:p>
      <text:p text:style-name="P6">Action: </text:p>
      <text:p text:style-name="P6">Duration: </text:p>
      <text:p text:style-name="P6">Description: </text:p>
      <text:p text:style-name="P6"/>
      <text:p text:style-name="P5">Cantrip</text:p>
      <text:p text:style-name="P6">Range: </text:p>
      <text:p text:style-name="P6">Action: </text:p>
      <text:p text:style-name="P6">Duration: </text:p>
      <text:p text:style-name="P6">Description: </text:p>
      <text:p text:style-name="P1"/>
      <text:p text:style-name="P8"/>
      <text:p text:style-name="P2">Level 1-5 Powers:</text:p>
      <text:p text:style-name="P5">Power</text:p>
      <text:p text:style-name="P6">Range: </text:p>
      <text:p text:style-name="P6">Action: </text:p>
      <text:p text:style-name="P6">Duration: </text:p>
      <text:p text:style-name="P7">Description:</text:p>
      <text:p text:style-name="P7"/>
      <text:p text:style-name="P5">Power</text:p>
      <text:p text:style-name="P6">Range: </text:p>
      <text:p text:style-name="P6">Action: </text:p>
      <text:p text:style-name="P6">Duration: </text:p>
      <text:p text:style-name="P7">Description:</text:p>
      <text:p text:style-name="P7"/>
      <text:p text:style-name="P5">Power</text:p>
      <text:p text:style-name="P6">Range: </text:p>
      <text:p text:style-name="P6">Action: </text:p>
      <text:p text:style-name="P6">Duration: </text:p>
      <text:p text:style-name="P7">Description:</text:p>
      <text:p text:style-name="P6"/>
      <text:p text:style-name="P5">Power</text:p>
      <text:p text:style-name="P6">Range: </text:p>
      <text:p text:style-name="P6">Action: </text:p>
      <text:p text:style-name="P6">Duration: </text:p>
      <text:p text:style-name="P6">Description:</text:p>
      <text:p text:style-name="P6"/>
      <text:p text:style-name="P5">Power</text:p>
      <text:p text:style-name="P6">Range: </text:p>
      <text:p text:style-name="P6">Action: </text:p>
      <text:p text:style-name="P6">Duration: </text:p>
      <text:p text:style-name="P7">Description:</text:p>
      <text:p text:style-name="P7"/>
      <text:p text:style-name="P7"/>
      <text:p text:style-name="P9">Level 6-10 Cantrips:</text:p>
      <text:p text:style-name="P5">Cantrip</text:p>
      <text:p text:style-name="P6">Range: </text:p>
      <text:p text:style-name="P6">Action: </text:p>
      <text:p text:style-name="P6">Duration: </text:p>
      <text:p text:style-name="P6">Description:</text:p>
      <text:p text:style-name="P6"/>
      <text:p text:style-name="P5">Cantrip</text:p>
      <text:p text:style-name="P6">Range: </text:p>
      <text:p text:style-name="P6">Action: </text:p>
      <text:p text:style-name="P6">Duration: </text:p>
      <text:p text:style-name="P6">Description: </text:p>
      <text:p text:style-name="P6"/>
      <text:p text:style-name="P5">Cantrip</text:p>
      <text:p text:style-name="P6">Range: </text:p>
      <text:p text:style-name="P6">Action: </text:p>
      <text:p text:style-name="P6">Duration: </text:p>
      <text:p text:style-name="P6">Description: </text:p>
      <text:p text:style-name="P6"/>
      <text:p text:style-name="P5">Cantrip</text:p>
      <text:p text:style-name="P6">Range: </text:p>
      <text:p text:style-name="P6">Action: </text:p>
      <text:p text:style-name="P6">Duration: </text:p>
      <text:p text:style-name="P6">Description: </text:p>
      <text:p text:style-name="P5"/>
      <text:p text:style-name="P5">Cantrip</text:p>
      <text:p text:style-name="P6">Range: </text:p>
      <text:p text:style-name="P6">Action: </text:p>
      <text:p text:style-name="P6">Duration: </text:p>
      <text:p text:style-name="P6">Description:</text:p>
      <text:p text:style-name="P7"/>
      <text:p text:style-name="P7"/>
      <text:p text:style-name="P12">Level 6-10 Powers:</text:p>
      <text:p text:style-name="P5">Power</text:p>
      <text:p text:style-name="P6">Range: </text:p>
      <text:p text:style-name="P6">Action: </text:p>
      <text:p text:style-name="P6">Duration: </text:p>
      <text:p text:style-name="P6">Description:</text:p>
      <text:p text:style-name="P6"/>
      <text:p text:style-name="P5">Power</text:p>
      <text:p text:style-name="P6">Range: </text:p>
      <text:p text:style-name="P6">Action: </text:p>
      <text:p text:style-name="P6">Duration: </text:p>
      <text:p text:style-name="P6">Description:</text:p>
      <text:p text:style-name="P6"/>
      <text:p text:style-name="P5">Power</text:p>
      <text:p text:style-name="P6">Range: </text:p>
      <text:p text:style-name="P6">Action: </text:p>
      <text:p text:style-name="P6">Duration: </text:p>
      <text:p text:style-name="P6">Description:</text:p>
      <text:p text:style-name="P6"/>
      <text:p text:style-name="P5">Power</text:p>
      <text:p text:style-name="P6">Range: </text:p>
      <text:p text:style-name="P6">Action: </text:p>
      <text:p text:style-name="P6">Duration: </text:p>
      <text:p text:style-name="P6">Description:</text:p>
      <text:p text:style-name="P6"/>
      <text:p text:style-name="P5">Power</text:p>
      <text:p text:style-name="P6">Range: </text:p>
      <text:p text:style-name="P6">Action: </text:p>
      <text:p text:style-name="P6">Duration: </text:p>
      <text:p text:style-name="P7">Description:</text:p>
      <text:p text:style-name="P7"/>
      <text:p text:style-name="P7"/>
      <text:p text:style-name="P9">Level 11-15 Cantrips:</text:p>
      <text:p text:style-name="P5">Cantrip</text:p>
      <text:p text:style-name="P6">Range: </text:p>
      <text:p text:style-name="P6">Action: </text:p>
      <text:p text:style-name="P6">Duration: </text:p>
      <text:p text:style-name="P6">Description:</text:p>
      <text:p text:style-name="P6"/>
      <text:p text:style-name="P5">Cantrip</text:p>
      <text:p text:style-name="P6">Range: </text:p>
      <text:p text:style-name="P6">Action: </text:p>
      <text:p text:style-name="P6">Duration: </text:p>
      <text:p text:style-name="P6">Description: </text:p>
      <text:p text:style-name="P6"/>
      <text:p text:style-name="P5">Cantrip</text:p>
      <text:p text:style-name="P6">Range: </text:p>
      <text:p text:style-name="P6">Action: </text:p>
      <text:p text:style-name="P6">Duration: </text:p>
      <text:p text:style-name="P6">Description: </text:p>
      <text:p text:style-name="P6"/>
      <text:p text:style-name="P5">Cantrip</text:p>
      <text:p text:style-name="P6">Range: </text:p>
      <text:p text:style-name="P6">Action: </text:p>
      <text:p text:style-name="P6">Duration: </text:p>
      <text:p text:style-name="P6">Description: </text:p>
      <text:p text:style-name="P5"/>
      <text:p text:style-name="P5">Cantrip</text:p>
      <text:p text:style-name="P6">Range: </text:p>
      <text:p text:style-name="P6">Action: </text:p>
      <text:p text:style-name="P6">Duration: </text:p>
      <text:p text:style-name="P7">Description:</text:p>
      <text:p text:style-name="P7"/>
      <text:p text:style-name="P7"/>
      <text:p text:style-name="P12">Level 11-15 Powers:</text:p>
      <text:p text:style-name="P5">Power</text:p>
      <text:p text:style-name="P6">Range: </text:p>
      <text:p text:style-name="P6">Action: </text:p>
      <text:p text:style-name="P6">Duration: </text:p>
      <text:p text:style-name="P6">Description:</text:p>
      <text:p text:style-name="P6"/>
      <text:p text:style-name="P5">Power</text:p>
      <text:p text:style-name="P6">Range: </text:p>
      <text:p text:style-name="P6">Action: </text:p>
      <text:p text:style-name="P6">Duration: </text:p>
      <text:p text:style-name="P6">Description:</text:p>
      <text:p text:style-name="P6"/>
      <text:p text:style-name="P5">Power</text:p>
      <text:p text:style-name="P6">Range: </text:p>
      <text:p text:style-name="P6">Action: </text:p>
      <text:p text:style-name="P6">Duration: </text:p>
      <text:p text:style-name="P6">Description:</text:p>
      <text:p text:style-name="P6"/>
      <text:p text:style-name="P5">Power</text:p>
      <text:p text:style-name="P6">Range: </text:p>
      <text:p text:style-name="P6">Action: </text:p>
      <text:p text:style-name="P6">Duration: </text:p>
      <text:p text:style-name="P6">Description:</text:p>
      <text:p text:style-name="P6"/>
      <text:p text:style-name="P5">Power</text:p>
      <text:p text:style-name="P6">Range: </text:p>
      <text:p text:style-name="P6">Action: </text:p>
      <text:p text:style-name="P6">Duration: </text:p>
      <text:p text:style-name="P7">Description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footnote-max-height="0in">
        <style:columns fo:column-count="2" fo:column-gap="0.5in">
          <style:column-sep style:width="0.0008in" style:color="#000000" style:height="100%"/>
          <style:column style:rel-width="32767*" fo:start-indent="0in" fo:end-indent="0.25in"/>
          <style:column style:rel-width="32768*" fo:start-indent="0.25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3-21T02:52:10.34</meta:creation-date>
    <dc:date>2015-04-26T00:03:28.40</dc:date>
    <meta:editing-duration>PT33M8S</meta:editing-duration>
    <meta:editing-cycles>3</meta:editing-cycles>
    <meta:generator>OpenOffice/4.1.1$Win32 OpenOffice.org_project/411m6$Build-9775</meta:generator>
    <meta:document-statistic meta:table-count="0" meta:image-count="0" meta:object-count="0" meta:page-count="3" meta:paragraph-count="157" meta:word-count="173" meta:character-count="1445"/>
  </office:meta>
</office:document-meta>
</file>